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ans-serif" svg:font-family="Sans-serif, 'Times New Roman', 'Trebuchet MS', Times, serif"/>
    <style:font-face style:name="Sans-serif1" svg:font-family="Sans-serif, quot"/>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76cm" fo:margin-bottom="0cm" loext:contextual-spacing="false"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2" style:family="paragraph" style:parent-style-name="Standard">
      <style:paragraph-properties fo:margin-top="0.176cm" fo:margin-bottom="0cm" loext:contextual-spacing="false" fo:line-height="100%" fo:text-align="start" style:justify-single-word="false"/>
      <style:text-properties style:use-window-font-color="true" style:font-name="Times New Roman" fo:font-size="12pt" fo:font-weight="bold" officeooo:paragraph-rsid="002c45dc" fo:background-color="transparent" style:font-name-asian="Times New Roman" style:font-name-complex="Times New Roman"/>
    </style:style>
    <style:style style:name="P3" style:family="paragraph" style:parent-style-name="Standard">
      <style:paragraph-properties fo:margin-top="0.176cm" fo:margin-bottom="0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76cm" fo:margin-bottom="0cm" loext:contextual-spacing="false" fo:line-height="100%" fo:text-align="start" style:justify-single-word="false"/>
    </style:style>
    <style:style style:name="P5" style:family="paragraph" style:parent-style-name="Standard">
      <style:paragraph-properties fo:margin-top="0.176cm" fo:margin-bottom="0cm" loext:contextual-spacing="false" fo:line-height="100%" fo:text-align="start" style:justify-single-word="false"/>
      <style:text-properties officeooo:paragraph-rsid="002c45dc"/>
    </style:style>
    <style:style style:name="P6" style:family="paragraph" style:parent-style-name="Standard">
      <style:paragraph-properties fo:margin-top="0.176cm" fo:margin-bottom="0cm" loext:contextual-spacing="false" fo:line-height="100%" fo:text-align="start" style:justify-single-word="false"/>
      <style:text-properties fo:color="#2a6099" style:font-name="Calibri1" fo:font-size="11pt" fo:font-weight="normal" fo:background-color="transparent" style:font-name-asian="Calibri1" style:font-name-complex="Calibri1"/>
    </style:style>
    <style:style style:name="P7" style:family="paragraph" style:parent-style-name="Standard" style:list-style-name="L1">
      <style:paragraph-properties fo:margin-top="0.176cm" fo:margin-bottom="0cm" loext:contextual-spacing="false" fo:line-height="100%" fo:text-align="start" style:justify-single-word="false"/>
    </style:style>
    <style:style style:name="P8" style:family="paragraph" style:parent-style-name="Standard" style:list-style-name="L2">
      <style:paragraph-properties fo:margin-top="0.176cm" fo:margin-bottom="0cm" loext:contextual-spacing="false" fo:line-height="100%" fo:text-align="start" style:justify-single-word="false"/>
    </style:style>
    <style:style style:name="P9" style:family="paragraph" style:parent-style-name="Standard" style:list-style-name="L2">
      <style:paragraph-properties fo:margin-top="0.176cm" fo:margin-bottom="0cm" loext:contextual-spacing="false" fo:line-height="100%" fo:text-align="start" style:justify-single-word="false"/>
      <style:text-properties officeooo:paragraph-rsid="000dadd4"/>
    </style:style>
    <style:style style:name="P10" style:family="paragraph" style:parent-style-name="Standard" style:list-style-name="L3">
      <style:paragraph-properties fo:margin-top="0.176cm" fo:margin-bottom="0cm" loext:contextual-spacing="false" fo:line-height="100%" fo:text-align="start" style:justify-single-word="false"/>
    </style:style>
    <style:style style:name="P11" style:family="paragraph" style:parent-style-name="Standard" style:list-style-name="L4">
      <style:paragraph-properties fo:margin-top="0.176cm" fo:margin-bottom="0cm" loext:contextual-spacing="false" fo:line-height="100%" fo:text-align="start" style:justify-single-word="false"/>
    </style:style>
    <style:style style:name="P12" style:family="paragraph" style:parent-style-name="Standard" style:list-style-name="L5">
      <style:paragraph-properties fo:margin-top="0.176cm" fo:margin-bottom="0cm" loext:contextual-spacing="false" fo:line-height="100%" fo:text-align="start" style:justify-single-word="false"/>
    </style:style>
    <style:style style:name="P13" style:family="paragraph" style:parent-style-name="Standard" style:list-style-name="L6">
      <style:paragraph-properties fo:margin-top="0.176cm" fo:margin-bottom="0cm" loext:contextual-spacing="false" fo:line-height="100%" fo:text-align="start" style:justify-single-word="false"/>
    </style:style>
    <style:style style:name="P14" style:family="paragraph" style:parent-style-name="Standard" style:list-style-name="L1">
      <style:paragraph-properties fo:margin-top="0.176cm" fo:margin-bottom="0cm" loext:contextual-spacing="false" fo:line-height="100%" fo:text-align="start" style:justify-single-word="false">
        <style:tab-stops>
          <style:tab-stop style:position="3.545cm"/>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list-style-name="L2">
      <style:paragraph-properties fo:margin-top="0.176cm" fo:margin-bottom="0cm" loext:contextual-spacing="false" fo:line-height="100%" fo:text-align="start" style:justify-single-word="false">
        <style:tab-stops>
          <style:tab-stop style:position="3.545cm"/>
        </style:tab-stops>
      </style:paragraph-properties>
      <style:text-properties style:use-window-font-color="true" style:font-name="Times New Roman" fo:font-size="12pt" fo:font-weight="normal" officeooo:paragraph-rsid="000e1ccf" fo:background-color="transparent" style:font-name-asian="Times New Roman" style:font-name-complex="Times New Roman"/>
    </style:style>
    <style:style style:name="P16" style:family="paragraph" style:parent-style-name="Standard" style:list-style-name="L3">
      <style:paragraph-properties fo:margin-top="0.176cm" fo:margin-bottom="0cm" loext:contextual-spacing="false" fo:line-height="100%" fo:text-align="start" style:justify-single-word="false">
        <style:tab-stops>
          <style:tab-stop style:position="3.545cm"/>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list-style-name="L4">
      <style:paragraph-properties fo:margin-top="0.176cm" fo:margin-bottom="0cm" loext:contextual-spacing="false" fo:line-height="100%" fo:text-align="start" style:justify-single-word="false">
        <style:tab-stops>
          <style:tab-stop style:position="3.545cm"/>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list-style-name="L5">
      <style:paragraph-properties fo:margin-top="0.176cm" fo:margin-bottom="0cm" loext:contextual-spacing="false" fo:line-height="100%" fo:text-align="start" style:justify-single-word="false">
        <style:tab-stops>
          <style:tab-stop style:position="3.545cm"/>
        </style:tab-stops>
      </style:paragraph-properties>
      <style:text-properties style:use-window-font-color="true" style:font-name="Times New Roman" fo:font-size="12pt" fo:font-weight="normal" officeooo:paragraph-rsid="000e1447" fo:background-color="transparent" style:font-name-asian="Times New Roman" style:font-name-complex="Times New Roman"/>
    </style:style>
    <style:style style:name="P19" style:family="paragraph" style:parent-style-name="Standard" style:list-style-name="L6">
      <style:paragraph-properties fo:margin-top="0.176cm" fo:margin-bottom="0cm" loext:contextual-spacing="false" fo:line-height="100%" fo:text-align="start" style:justify-single-word="false">
        <style:tab-stops>
          <style:tab-stop style:position="3.545cm"/>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list-style-name="L1">
      <style:paragraph-properties fo:margin-top="0.176cm" fo:margin-bottom="0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list-style-name="L2">
      <style:paragraph-properties fo:margin-top="0.176cm" fo:margin-bottom="0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list-style-name="L3">
      <style:paragraph-properties fo:margin-top="0.176cm" fo:margin-bottom="0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list-style-name="L3">
      <style:paragraph-properties fo:margin-top="0.176cm" fo:margin-bottom="0cm" loext:contextual-spacing="false" fo:line-height="100%" fo:text-align="start" style:justify-single-word="false"/>
      <style:text-properties style:use-window-font-color="true" style:font-name="Times New Roman" fo:font-size="12pt" fo:font-weight="normal" officeooo:paragraph-rsid="000e1ccf" fo:background-color="transparent" style:font-name-asian="Times New Roman" style:font-name-complex="Times New Roman"/>
    </style:style>
    <style:style style:name="P24" style:family="paragraph" style:parent-style-name="Standard" style:list-style-name="L4">
      <style:paragraph-properties fo:margin-top="0.176cm" fo:margin-bottom="0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5" style:family="paragraph" style:parent-style-name="Standard" style:list-style-name="L5">
      <style:paragraph-properties fo:margin-top="0.176cm" fo:margin-bottom="0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6" style:family="paragraph" style:parent-style-name="Standard" style:list-style-name="L6">
      <style:paragraph-properties fo:margin-top="0.176cm" fo:margin-bottom="0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7" style:family="paragraph" style:parent-style-name="Standard" style:list-style-name="L5">
      <style:paragraph-properties fo:margin-top="0.176cm" fo:margin-bottom="0cm" loext:contextual-spacing="false" fo:line-height="100%" fo:text-align="start" style:justify-single-word="false"/>
      <style:text-properties style:use-window-font-color="true" style:font-name="Times New Roman" officeooo:paragraph-rsid="000f4d79" fo:background-color="transparent"/>
    </style:style>
    <style:style style:name="P28" style:family="paragraph" style:parent-style-name="Standard" style:list-style-name="L5">
      <style:paragraph-properties fo:margin-top="0.176cm" fo:margin-bottom="0cm" loext:contextual-spacing="false" fo:line-height="100%" fo:text-align="start" style:justify-single-word="false">
        <style:tab-stops>
          <style:tab-stop style:position="3.545cm"/>
        </style:tab-stops>
      </style:paragraph-properties>
      <style:text-properties fo:color="#2a6099" style:font-name="Times New Roman" fo:font-size="12pt" fo:font-weight="normal" officeooo:paragraph-rsid="000e1447"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style:use-window-font-color="true" style:font-name="Times New Roman" fo:font-size="12pt" style:text-underline-style="solid" style:text-underline-width="auto" style:text-underline-color="font-color" fo:font-weight="normal" fo:background-color="transparent" loext:char-shading-value="0" style:font-name-asian="Times New Roman" style:font-name-complex="Times New Roman"/>
    </style:style>
    <style:style style:name="T4" style:family="text">
      <style:text-properties fo:font-variant="normal" fo:text-transform="none" fo:color="#000000" style:text-line-through-style="none" style:text-line-through-type="none" fo:letter-spacing="normal" style:text-underline-style="none" style:text-blinking="false" fo:background-color="#f8f8f3" loext:char-shading-value="0" style:font-name-asian="Times New Roman" style:font-name-complex="Times New Roman"/>
    </style:style>
    <style:style style:name="T5" style:family="text">
      <style:text-properties fo:font-variant="normal" fo:text-transform="none" fo:color="#2a6099" style:text-line-through-style="none" style:text-line-through-type="none" fo:letter-spacing="normal" style:text-underline-style="none" style:text-blinking="false" fo:background-color="transparent" loext:char-shading-value="0"/>
    </style:style>
    <style:style style:name="T6" style:family="text">
      <style:text-properties fo:font-variant="normal" fo:text-transform="none" fo:color="#2a6099" style:text-line-through-style="none" style:text-line-through-type="none" fo:letter-spacing="normal" style:text-underline-style="none" style:text-blinking="false" fo:background-color="#f8f8f3" loext:char-shading-value="0"/>
    </style:style>
    <style:style style:name="T7" style:family="text">
      <style:text-properties fo:font-variant="normal" fo:text-transform="none" fo:color="#2a6099" style:text-line-through-style="none" style:text-line-through-type="none" style:font-name="Sans-serif" fo:letter-spacing="normal" fo:font-style="normal" style:text-underline-style="none" style:text-blinking="false" fo:background-color="#f8f8f3" loext:char-shading-value="0" style:font-name-asian="Times New Roman" style:font-name-complex="Times New Roman"/>
    </style:style>
    <style:style style:name="T8" style:family="text">
      <style:text-properties fo:font-variant="normal" fo:text-transform="none" fo:color="#2a6099" style:text-line-through-style="none" style:text-line-through-type="none" style:font-name="Sans-serif" fo:font-size="12pt" fo:letter-spacing="normal" fo:font-style="normal" style:text-underline-style="none" fo:font-weight="normal" style:text-blinking="false"/>
    </style:style>
    <style:style style:name="T9" style:family="text">
      <style:text-properties fo:font-variant="normal" fo:text-transform="none" fo:color="#2a6099" style:text-line-through-style="none" style:text-line-through-type="none" style:font-name="Sans-serif1" fo:font-size="12pt" fo:letter-spacing="normal" style:text-underline-style="none" fo:font-weight="normal" style:text-blinking="false" fo:background-color="transparent" loext:char-shading-value="0" style:font-name-asian="Times New Roman" style:font-name-complex="Times New Roman"/>
    </style:style>
    <style:style style:name="T10" style:family="text">
      <style:text-properties fo:font-variant="normal" fo:text-transform="none" fo:color="#2a6099" style:text-line-through-style="none" style:text-line-through-type="none" style:font-name="Sans-serif1" fo:font-size="12pt" fo:letter-spacing="normal" style:text-underline-style="none" fo:font-weight="normal" officeooo:rsid="00196de6" style:text-blinking="false" fo:background-color="transparent" loext:char-shading-value="0" style:font-name-asian="Times New Roman" style:font-name-complex="Times New Roman"/>
    </style:style>
    <style:style style:name="T11" style:family="text">
      <style:text-properties fo:font-variant="normal" fo:text-transform="none" fo:color="#2a6099" style:text-line-through-style="none" style:text-line-through-type="none" style:font-name="Sans-serif1" fo:letter-spacing="normal" fo:font-style="normal" style:text-underline-style="none" style:text-blinking="false" fo:background-color="transparent" loext:char-shading-value="0" style:font-name-asian="Times New Roman" style:font-name-complex="Times New Roman"/>
    </style:style>
    <style:style style:name="T12" style:family="text">
      <style:text-properties fo:font-variant="normal" fo:text-transform="none" fo:color="#2a6099" style:text-line-through-style="none" style:text-line-through-type="none" style:font-name="Times New Roman" fo:font-size="12pt" fo:letter-spacing="normal" style:text-underline-style="none" fo:font-weight="normal" style:text-blinking="false" fo:background-color="#f8f8f3" loext:char-shading-value="0" style:font-name-asian="Times New Roman" style:font-name-complex="Times New Roman"/>
    </style:style>
    <style:style style:name="T13" style:family="text">
      <style:text-properties fo:font-variant="normal" fo:text-transform="none" fo:color="#ce181e" style:text-line-through-style="none" style:text-line-through-type="none" style:font-name="Times New Roman" fo:font-size="12pt" fo:letter-spacing="normal" style:text-underline-style="none" fo:font-weight="normal" officeooo:rsid="001a5307" style:text-blinking="false" fo:background-color="#f8f8f3" loext:char-shading-value="0" style:font-name-asian="Times New Roman" style:font-name-complex="Times New Roman"/>
    </style:style>
    <style:style style:name="T14" style:family="text">
      <style:text-properties fo:font-variant="normal" fo:text-transform="none" fo:color="#ce181e" style:text-line-through-style="none" style:text-line-through-type="none" fo:letter-spacing="normal" style:text-underline-style="none" officeooo:rsid="001c4feb" style:text-blinking="false" fo:background-color="#f8f8f3" loext:char-shading-value="0"/>
    </style:style>
    <style:style style:name="T15" style:family="text">
      <style:text-properties fo:font-variant="normal" fo:text-transform="none" fo:color="#00a933" style:text-line-through-style="none" style:text-line-through-type="none" fo:letter-spacing="normal" style:text-underline-style="none" officeooo:rsid="002c45dc" style:text-blinking="false" fo:background-color="transparent" loext:char-shading-value="0"/>
    </style:style>
    <style:style style:name="T16" style:family="text">
      <style:text-properties fo:color="#2a6099"/>
    </style:style>
    <style:style style:name="T17" style:family="text">
      <style:text-properties fo:color="#2a6099" style:font-name="Sans-serif1"/>
    </style:style>
    <style:style style:name="T18" style:family="text">
      <style:text-properties fo:color="#2a6099" style:font-name="Sans-serif1" fo:background-color="transparent" loext:char-shading-value="0"/>
    </style:style>
    <style:style style:name="T19" style:family="text">
      <style:text-properties fo:color="#2a6099" style:font-name="Sans-serif1" fo:background-color="transparent" loext:char-shading-value="0" style:font-name-asian="Times New Roman" style:font-name-complex="Times New Roman"/>
    </style:style>
    <style:style style:name="T20" style:family="text">
      <style:text-properties fo:color="#2a6099" style:font-name="Sans-serif1" officeooo:rsid="00196de6" fo:background-color="transparent" loext:char-shading-value="0" style:font-name-asian="Times New Roman" style:font-name-complex="Times New Roman"/>
    </style:style>
    <style:style style:name="T21" style:family="text">
      <style:text-properties fo:color="#2a6099" style:font-name="Sans-serif1" fo:font-size="11pt" officeooo:rsid="000be377" fo:background-color="transparent" loext:char-shading-value="0" style:font-name-asian="Calibri1" style:font-name-complex="Calibri1"/>
    </style:style>
    <style:style style:name="T22" style:family="text">
      <style:text-properties fo:color="#2a6099" officeooo:rsid="000dadd4" fo:background-color="#ffffff" loext:char-shading-value="0"/>
    </style:style>
    <style:style style:name="T23" style:family="text">
      <style:text-properties fo:color="#2a6099" officeooo:rsid="000f3a05" fo:background-color="#ffffff" loext:char-shading-value="0"/>
    </style:style>
    <style:style style:name="T24" style:family="text">
      <style:text-properties fo:color="#2a6099" officeooo:rsid="000e1ccf"/>
    </style:style>
    <style:style style:name="T25" style:family="text">
      <style:text-properties fo:color="#2a6099" style:text-position="super 58%" officeooo:rsid="000e1ccf"/>
    </style:style>
    <style:style style:name="T26" style:family="text">
      <style:text-properties fo:color="#2a6099" style:text-position="super 58%" officeooo:rsid="00196de6" fo:background-color="#ffffff" loext:char-shading-value="0"/>
    </style:style>
    <style:style style:name="T27" style:family="text">
      <style:text-properties fo:color="#2a6099" style:text-position="super 58%" officeooo:rsid="00196de6"/>
    </style:style>
    <style:style style:name="T28" style:family="text">
      <style:text-properties fo:color="#2a6099" officeooo:rsid="000e1ccf" style:font-weight-asian="normal" style:font-weight-complex="normal"/>
    </style:style>
    <style:style style:name="T29" style:family="text">
      <style:text-properties fo:color="#2a6099" officeooo:rsid="001a40da" style:font-weight-asian="normal" style:font-weight-complex="normal"/>
    </style:style>
    <style:style style:name="T30" style:family="text">
      <style:text-properties fo:color="#2a6099" officeooo:rsid="000f3a05"/>
    </style:style>
    <style:style style:name="T31" style:family="text">
      <style:text-properties fo:color="#2a6099" style:font-name="Times New Roman" fo:font-size="12pt" fo:font-weight="normal" fo:background-color="transparent" loext:char-shading-value="0" style:font-name-asian="Times New Roman" style:font-name-complex="Times New Roman"/>
    </style:style>
    <style:style style:name="T32" style:family="text">
      <style:text-properties fo:color="#2a6099" officeooo:rsid="00127ae9"/>
    </style:style>
    <style:style style:name="T33" style:family="text">
      <style:text-properties fo:font-size="12pt" fo:font-weight="normal" style:font-name-asian="Times New Roman" style:font-name-complex="Times New Roman"/>
    </style:style>
    <style:style style:name="T34" style:family="text">
      <style:text-properties officeooo:rsid="000e1447"/>
    </style:style>
    <style:style style:name="T35" style:family="text">
      <style:text-properties style:text-position="super 58%" officeooo:rsid="00196de6"/>
    </style:style>
    <style:style style:name="T36" style:family="text">
      <style:text-properties fo:color="#ce181e" style:text-position="super 58%" officeooo:rsid="001a40da"/>
    </style:style>
    <style:style style:name="T37" style:family="text">
      <style:text-properties fo:color="#ce181e" style:text-position="super 58%" officeooo:rsid="001a40da" style:font-weight-asian="normal" style:font-weight-complex="normal"/>
    </style:style>
    <style:style style:name="T38" style:family="text">
      <style:text-properties fo:color="#ce181e" style:text-position="0% 100%" officeooo:rsid="00196de6" fo:background-color="#ffffff" loext:char-shading-value="0"/>
    </style:style>
    <style:style style:name="T39" style:family="text">
      <style:text-properties fo:color="#ce181e" style:text-position="0% 100%" officeooo:rsid="001a40da" fo:background-color="#ffffff" loext:char-shading-value="0"/>
    </style:style>
    <style:style style:name="T40" style:family="text">
      <style:text-properties fo:color="#ce181e" style:text-position="0% 100%" officeooo:rsid="001a40da"/>
    </style:style>
    <style:style style:name="T41" style:family="text">
      <style:text-properties fo:color="#ce181e" style:text-position="0% 100%" officeooo:rsid="001a40da" style:font-weight-asian="normal" style:font-weight-complex="normal"/>
    </style:style>
    <style:style style:name="T42" style:family="text">
      <style:text-properties fo:color="#ce181e" style:text-position="0% 100%" officeooo:rsid="002be2b8"/>
    </style:style>
    <style:style style:name="T43" style:family="text">
      <style:text-properties fo:color="#ce181e" officeooo:rsid="001a40da"/>
    </style:style>
    <style:style style:name="T44" style:family="text">
      <style:text-properties fo:color="#ce181e" officeooo:rsid="001a40da" style:font-weight-asian="normal" style:font-weight-complex="normal"/>
    </style:style>
    <style:style style:name="T45" style:family="text">
      <style:text-properties fo:color="#ce181e" style:font-name="Sans-serif1" officeooo:rsid="001ab57d"/>
    </style:style>
    <style:style style:name="T46" style:family="text">
      <style:text-properties fo:color="#00a933" style:font-name="Sans-serif1" fo:font-size="11pt" officeooo:rsid="002be2b8" fo:background-color="transparent" loext:char-shading-value="0" style:font-name-asian="Calibri1" style:font-name-complex="Calibri1"/>
    </style:style>
    <style:style style:name="T47" style:family="text">
      <style:text-properties fo:color="#00a933" style:text-position="0% 100%" officeooo:rsid="002be2b8" fo:background-color="#ffffff" loext:char-shading-value="0"/>
    </style:style>
    <style:style style:name="T48" style:family="text">
      <style:text-properties fo:color="#00a933" style:text-position="0% 100%" officeooo:rsid="002eab90" fo:background-color="#ffffff" loext:char-shading-value="0"/>
    </style:style>
    <style:style style:name="T49" style:family="text">
      <style:text-properties fo:color="#00a933" style:text-position="0% 100%" officeooo:rsid="00314bb0" fo:background-color="#ffffff" loext:char-shading-value="0"/>
    </style:style>
    <style:style style:name="T50" style:family="text">
      <style:text-properties fo:color="#00a933" style:text-position="0% 100%" officeooo:rsid="002be2b8"/>
    </style:style>
    <style:style style:name="T51" style:family="text">
      <style:text-properties fo:color="#00a933" style:text-position="0% 100%" officeooo:rsid="002c45dc"/>
    </style:style>
    <style:style style:name="T52" style:family="text">
      <style:text-properties fo:color="#00a933" style:text-position="super 58%" officeooo:rsid="002be2b8"/>
    </style:style>
    <text:list-style style:name="L1">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32">JAYADEVI <text:s/>PIÑEIRO <text:s/>GÓMEZ</text:span></text:p>
      <text:p text:style-name="P1">1.- Un equipo con la IP 10.23.4.0 y mascara 255.0.0.0 </text:p>
      <text:list xml:id="list1978592000" text:style-name="L1">
        <text:list-item>
          <text:p text:style-name="P7"><text:span text:style-name="T2">- ¿A qué red </text:span><text:span text:style-name="T3">pertenece</text:span><text:span text:style-name="T2">?<text:line-break/><text:tab/></text:span><text:span text:style-name="T21">10.0.0.0 <text:tab/><text:tab/></text:span><text:span text:style-name="T46">Se pone la dirección IP ,pero lo que corresponda a la parte de host se pone todo a 0. </text:span></text:p>
        </text:list-item>
        <text:list-item>
          <text:p text:style-name="P14">- ¿Cuántas redes tiene?<text:tab/><text:line-break/><text:tab/><text:span text:style-name="T23">2</text:span><text:span text:style-name="T26">7</text:span><text:span text:style-name="T38">-</text:span><text:span text:style-name="T39">2=126 </text:span><text:span text:style-name="T47">Se calcula contando el número de 1 que haya en la </text:span><text:span text:style-name="T48">mascara</text:span><text:span text:style-name="T47">(en numero binario)</text:span><text:span text:style-name="T49">menos el numero según la clase que sea, es decir, si es clase a se resta uno , si es clase B se resta dos ,y viceversa. Si la IP es un número que va de 0 a 127</text:span><text:span text:style-name="T47"> </text:span><text:span text:style-name="T49">se restan dos.</text:span></text:p>
        </text:list-item>
        <text:list-item>
          <text:p text:style-name="P20">- ¿Qué tipo de red IP es (A,B,C)?<text:line-break/><text:tab/><text:span text:style-name="T22">clase A -</text:span><text:span text:style-name="T23">ip privada </text:span></text:p>
        </text:list-item>
        <text:list-item>
          <text:p text:style-name="P20">- ¿Cuántos hosts tiene?<text:line-break/><text:span text:style-name="T16"><text:tab/></text:span><text:span text:style-name="T30">16777214→</text:span><text:span text:style-name="T43"> 2</text:span><text:span text:style-name="T36">24</text:span><text:span text:style-name="T40">-2</text:span><text:span text:style-name="T42"> <text:s text:c="2"/></text:span><text:span text:style-name="T50">L</text:span><text:span text:style-name="T51">a </text:span><text:span text:style-name="T50">fórmula es 2</text:span><text:span text:style-name="T52">32-n</text:span><text:span text:style-name="T50">-2, donde n=numero de 1 en la mascara de red en numero binario</text:span></text:p>
        </text:list-item>
        <text:list-item>
          <text:p text:style-name="P20">- ¿Cuál es el rango de hosts?</text:p>
        </text:list-item>
      </text:list>
      <text:p text:style-name="P5"><text:span text:style-name="T1"><text:tab/></text:span><text:span text:style-name="T18">10.0.0.1 - 10.255.255.254</text:span><text:span text:style-name="T5"> </text:span><text:span text:style-name="T15"><text:s text:c="3"/>Para calcular el rango de hosts es la dir.red +1 y la dir.broadcast (ésta se calcula igual que la red , pero en vez de sustituir la parte host con ceros se sustituye con unos) -1.</text:span></text:p>
      <text:p text:style-name="P2">2. Un equipo con la IP 198.23.4.7 y mascara 255.255.255.0</text:p>
      <text:list xml:id="list4116463626" text:style-name="L2">
        <text:list-item>
          <text:p text:style-name="P9"><text:span text:style-name="T2">- ¿A qué red pertenece?<text:line-break/><text:tab/></text:span><text:span text:style-name="T18">198.23.4.0 </text:span></text:p>
        </text:list-item>
        <text:list-item>
          <text:p text:style-name="P15">- ¿Cuántas redes tiene?<text:tab/><text:line-break/><text:tab/><text:span text:style-name="T24">2</text:span><text:span text:style-name="T25">2</text:span><text:span text:style-name="T27">1</text:span></text:p>
        </text:list-item>
        <text:list-item>
          <text:p text:style-name="P8"><text:span text:style-name="T2">- ¿Qué tipo de red IP es (A,B,C)?<text:line-break/><text:tab/></text:span><text:span text:style-name="T18">- CLASE C</text:span><text:span text:style-name="T6"> <text:s text:c="3"/>-</text:span><text:span text:style-name="T9">IP PÚBLICA </text:span></text:p>
        </text:list-item>
        <text:list-item>
          <text:p text:style-name="P21">- ¿Cuántos hosts tiene?<text:line-break/><text:tab/><text:span text:style-name="T24">254→</text:span><text:span text:style-name="T43"> 2</text:span><text:span text:style-name="T36">8</text:span><text:span text:style-name="T40">-2</text:span></text:p>
        </text:list-item>
        <text:list-item>
          <text:p text:style-name="P21">- ¿Cuál es el rango de hosts?</text:p>
        </text:list-item>
      </text:list>
      <text:p text:style-name="P4"><text:span text:style-name="T1"><text:tab/></text:span><text:span text:style-name="T18">198.23.4.1 - 198.23.4.254</text:span><text:span text:style-name="T6"> </text:span></text:p>
      <text:p text:style-name="P1">3. Un equipo con la IP 130.23.4.3 y mascara 255.255.0.0 </text:p>
      <text:list xml:id="list2563825099" text:style-name="L3">
        <text:list-item>
          <text:p text:style-name="P10"><text:span text:style-name="T2">- ¿A qué red pertenece?<text:line-break/></text:span><text:span text:style-name="T31"><text:tab/></text:span><text:span text:style-name="T11">130.23.0.0 </text:span><text:span text:style-name="T7"><text:s/></text:span></text:p>
        </text:list-item>
        <text:list-item>
          <text:p text:style-name="P16">- ¿Cuántas redes tiene?<text:tab/><text:line-break/><text:tab/><text:span text:style-name="T24">2</text:span><text:span text:style-name="T25">1</text:span><text:span text:style-name="T27">4</text:span></text:p>
        </text:list-item>
        <text:list-item>
          <text:p text:style-name="P10"><text:span text:style-name="T2">- ¿Qué tipo de red IP es (A,B,C)?<text:line-break/><text:tab/></text:span><text:span text:style-name="T9">IP PÚBLICA - CLASE B</text:span><text:span text:style-name="T12"> </text:span></text:p>
        </text:list-item>
        <text:list-item>
          <text:p text:style-name="P23">- ¿Cuántos hosts tiene?<text:line-break/><text:tab/><text:span text:style-name="T28">65534→</text:span><text:span text:style-name="T29"> </text:span><text:span text:style-name="T44">2</text:span><text:span text:style-name="T37">16</text:span><text:span text:style-name="T41">-2</text:span></text:p>
        </text:list-item>
        <text:list-item>
          <text:p text:style-name="P22">- ¿Cuál es el rango de hosts?</text:p>
        </text:list-item>
      </text:list>
      <text:p text:style-name="P4"><text:span text:style-name="T1"><text:tab/></text:span><text:span text:style-name="T18">130.23.0.1 - 130.23.255.254</text:span><text:span text:style-name="T6"> </text:span></text:p>
      <text:p text:style-name="P1">4. Un equipo con la IP 198.23.4.0 y mascara 255.255.255.192 </text:p>
      <text:list xml:id="list2147508484" text:style-name="L4">
        <text:list-item>
          <text:p text:style-name="P11"><text:span text:style-name="T2">- ¿A qué red pertenece?<text:line-break/><text:tab/></text:span><text:span text:style-name="T11">198.23.4.0 </text:span></text:p>
        </text:list-item>
        <text:list-item>
          <text:p text:style-name="P17">- ¿Cuántas redes tiene? <text:line-break/><text:soft-page-break/><text:span text:style-name="T24">2</text:span><text:span text:style-name="T25">26</text:span></text:p>
        </text:list-item>
        <text:list-item>
          <text:p text:style-name="P11"><text:span text:style-name="T2">- ¿Qué tipo de red IP es (A,B,C)?<text:line-break/></text:span><text:span text:style-name="T9">IP PÚBLICA - CLASE C</text:span><text:span text:style-name="T12"> </text:span><text:span text:style-name="T13">con subnetting.</text:span></text:p>
        </text:list-item>
        <text:list-item>
          <text:p text:style-name="P24">- ¿Cuántos hosts tiene?<text:line-break/><text:span text:style-name="T24">62</text:span></text:p>
        </text:list-item>
        <text:list-item>
          <text:p text:style-name="P24">- ¿Cuál es el rango de hosts?</text:p>
        </text:list-item>
      </text:list>
      <text:p text:style-name="P4"><text:span text:style-name="T2"><text:tab/></text:span><text:span text:style-name="T18">198.23.4.1 - 198.23.4.62</text:span><text:span text:style-name="T6"> </text:span></text:p>
      <text:p text:style-name="P1">5. Un equipo con la IP 198.23.4.16 y mascara 255.255.255.224 </text:p>
      <text:list xml:id="list2924808191" text:style-name="L5">
        <text:list-item>
          <text:p text:style-name="P12"><text:span text:style-name="T2">- ¿A qué red pertenece?<text:line-break/><text:tab/></text:span><text:span text:style-name="T19">198.23.4.</text:span><text:span text:style-name="T20">0</text:span><text:span text:style-name="T4"> </text:span></text:p>
        </text:list-item>
        <text:list-item>
          <text:p text:style-name="P18">- ¿Cuántas redes tiene?<text:tab/></text:p>
          <text:list>
            <text:list-item>
              <text:list>
                <text:list-header>
                  <text:p text:style-name="P28"><text:span text:style-name="T34">2</text:span><text:span text:style-name="T35">27</text:span></text:p>
                </text:list-header>
              </text:list>
            </text:list-item>
          </text:list>
        </text:list-item>
        <text:list-item>
          <text:p text:style-name="P27"><text:span text:style-name="T33">- ¿Qué tipo de red IP es (A,B,C)?<text:line-break/><text:tab/></text:span><text:span text:style-name="T17">CLASE C </text:span><text:span text:style-name="T45">con subnetting</text:span><text:span text:style-name="T17">- </text:span><text:span text:style-name="T8">IP PÚBLICA </text:span></text:p>
        </text:list-item>
        <text:list-item>
          <text:p text:style-name="P25">- ¿Cuántos hosts tiene?<text:line-break/><text:tab/><text:span text:style-name="T24">30</text:span></text:p>
        </text:list-item>
        <text:list-item>
          <text:p text:style-name="P25">- ¿Cuál es el rango de hosts?</text:p>
        </text:list-item>
      </text:list>
      <text:p text:style-name="P4"><text:span text:style-name="T2"><text:tab/></text:span><text:span text:style-name="T9">198.23.4.1 - 198.23.4.</text:span><text:span text:style-name="T10">30</text:span></text:p>
      <text:p text:style-name="P1">6. Para qué suele servir los rangos de dirección de red 127.x.x.x</text:p>
      <text:p text:style-name="P6">Es la dirección del bucle local, sirve para realizar pruebas en local Se pueden utilizar las direcciones de la 127.0.0.1 a la 127.255.255.254 como direcciones de bucle local. El dispositivo de red loopback es una interfaz de red virtual. Las direcciones del rango '127.0.0.0/8' son direcciones de loopback, de las cuales se utiliza, de forma mayoritaria, la 127.0.0.1 por ser la primera de dicho rango. Esta dirección se suele utilizar cuando una transmisión de datos tiene como destino el propio host. También se suele usar en tareas de diagnóstico de conectividad y validez del protocolo de comunicaciones. La dirección de loopback es una dirección especial que los hosts utilizan para dirigir el tráfico hacia ellos mismos. La dirección de loopback crea un método de acceso directo para las aplicaciones y servicios TCP/IP que se ejecutan en el mismo dispositivo para comunicarse entre sí. Al utilizar la dirección de loopback, en lugar de la dirección host IPv4 asignada, dos servicios en el mismo host pueden desviar las capas inferiores del stack de TCP/IP. También es posible hacer ping a la dirección de loopback para probar la configuración de TCP/IP en el host local. A pesar de que sólo se usa la dirección única '127.0.0.1', se reservan las direcciones desde la '127.0.0.0' hasta la '127.255.255.255'. Cualquier dirección dentro de este bloque producirá un loopback dentro del host local. Las direcciones dentro de este bloque no deben figurar en ninguna red. </text:p>
      <text:p text:style-name="P1">7. Un equipo con la IP 198.23.4.130 y mascara 255.255.255.192 </text:p>
      <text:list xml:id="list630235919" text:style-name="L6">
        <text:list-item>
          <text:p text:style-name="P13"><text:span text:style-name="T2">- ¿A qué red pertenece?<text:line-break/><text:tab/></text:span><text:span text:style-name="T18">198.23.4.128 </text:span></text:p>
        </text:list-item>
        <text:list-item>
          <text:p text:style-name="P19">- ¿Cuántas redes tiene?<text:tab/><text:line-break/><text:tab/><text:span text:style-name="T24">2</text:span><text:span text:style-name="T25">26</text:span></text:p>
        </text:list-item>
        <text:list-item>
          <text:p text:style-name="P13"><text:span text:style-name="T2">- ¿Qué tipo de red IP es (A,B,C)?<text:line-break/></text:span><text:span text:style-name="T31"><text:tab/></text:span><text:span text:style-name="T18">IP PÚBLICA - CLASE C</text:span><text:span text:style-name="T6"> </text:span><text:span text:style-name="T14">con subnetting</text:span></text:p>
        </text:list-item>
        <text:list-item>
          <text:p text:style-name="P26">- ¿Cuántos hosts tiene?<text:line-break/><text:tab/><text:span text:style-name="T24">62</text:span></text:p>
        </text:list-item>
        <text:list-item>
          <text:p text:style-name="P26">- ¿Cuál es el rango de hosts?</text:p>
        </text:list-item>
      </text:list>
      <text:p text:style-name="P4"><text:span text:style-name="T1"><text:tab/></text:span><text:span text:style-name="T18">198.23.4.129 - 198.23.4.190</text:span><text:span text:style-name="T6">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ans-serif" svg:font-family="Sans-serif, 'Times New Roman', 'Trebuchet MS', Times, serif"/>
    <style:font-face style:name="Sans-serif1" svg:font-family="Sans-serif, quot"/>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1T10:04:35.738000000</dc:date>
    <meta:editing-duration>PT21H6M58S</meta:editing-duration>
    <meta:editing-cycles>16</meta:editing-cycles>
    <meta:generator>LibreOffice/6.1.3.2$Windows_X86_64 LibreOffice_project/86daf60bf00efa86ad547e59e09d6bb77c699acb</meta:generator>
    <meta:document-statistic meta:table-count="0" meta:image-count="0" meta:object-count="0" meta:page-count="2" meta:paragraph-count="46" meta:word-count="710" meta:character-count="3879" meta:non-whitespace-character-count="3179"/>
  </office:meta>
</office:document-meta>
</file>